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0.675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28cm" fo:break-before="auto" style:use-optimal-row-height="false"/>
    </style:style>
    <style:style style:name="ro2" style:family="table-row">
      <style:table-row-properties style:row-height="1.152cm" fo:break-before="auto" style:use-optimal-row-height="false"/>
    </style:style>
    <style:style style:name="ro3" style:family="table-row">
      <style:table-row-properties style:row-height="1.60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able-cell-properties fo:border="0.74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ace_avant_non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Fourn</text:p>
          </table:table-cell>
          <table:table-cell table:style-name="ce1" office:value-type="string" calcext:value-type="string">
            <text:p>Code Cde</text:p>
          </table:table-cell>
          <table:table-cell table:style-name="ce1" office:value-type="string" calcext:value-type="string">
            <text:p>Qté</text:p>
          </table:table-cell>
          <table:table-cell table:style-name="ce1" office:value-type="string" calcext:value-type="string">
            <text:p>Fabricant / Description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Prix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 calcext:value-type="string">
            <text:p>Sect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3372635" calcext:value-type="float">
            <text:p>337263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BB <text:s/>Interrupteur-sectionneur, pour rail DIN 2P 16A Série SD202/16</text:p>
          </table:table-cell>
          <table:table-cell table:style-name="ce6" office:value-type="currency" office:currency="EUR" office:value="35.54" calcext:value-type="currency">
            <text:p>35,54 €</text:p>
          </table:table-cell>
          <table:table-cell table:style-name="ce8" table:formula="of:=[.F2]*[.D2]" office:value-type="currency" office:currency="EUR" office:value="35.54" calcext:value-type="currency">
            <text:p>35,54 €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 calcext:value-type="string">
            <text:p>Din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499478" calcext:value-type="float">
            <text:p>249947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NEIDER ELECTRIC <text:s/>Rail de montage DIN, Rail DIN, Schneider Electric Thalassa TBS &amp; TBP Series Enclosures, 214 mm</text:p>
          </table:table-cell>
          <table:table-cell table:style-name="ce6" office:value-type="currency" office:currency="EUR" office:value="6.06" calcext:value-type="currency">
            <text:p>6,06 €</text:p>
          </table:table-cell>
          <table:table-cell table:style-name="ce8" table:formula="of:=[.F3]*[.D3]" office:value-type="currency" office:currency="EUR" office:value="6.06" calcext:value-type="currency">
            <text:p>6,06 €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 calcext:value-type="string">
            <text:p>Direct/Secouru</text:p>
          </table:table-cell>
          <table:table-cell table:style-name="ce2" office:value-type="string" calcext:value-type="string">
            <text:p>Radio spares</text:p>
          </table:table-cell>
          <table:table-cell table:style-name="ce2" office:value-type="string" calcext:value-type="string">
            <text:p>210-13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Voyant LED lumineux Vert RS PRO, dia. 14mm, 230V</text:p>
          </table:table-cell>
          <table:table-cell table:style-name="ce6" office:value-type="currency" office:currency="EUR" office:value="15.57" calcext:value-type="currency">
            <text:p>15,57 €</text:p>
          </table:table-cell>
          <table:table-cell table:style-name="ce8" table:formula="of:=[.F4]*[.D4]" office:value-type="currency" office:currency="EUR" office:value="31.14" calcext:value-type="currency">
            <text:p>31,14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Dich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673656" calcext:value-type="float">
            <text:p>267365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ALIGHT <text:s/>LED INDICATOR, PANEL, 12.7MM, YEL, 230V</text:p>
          </table:table-cell>
          <table:table-cell table:style-name="ce6" office:value-type="currency" office:currency="EUR" office:value="22.23" calcext:value-type="currency">
            <text:p>22,23 €</text:p>
          </table:table-cell>
          <table:table-cell table:style-name="ce8" table:formula="of:=[.F5]*[.D5]" office:value-type="currency" office:currency="EUR" office:value="22.23" calcext:value-type="currency">
            <text:p>22,23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871514" calcext:value-type="float">
            <text:p>18715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ALIGHT <text:s/>INDICATOR, LED PANEL MOUNT, RED/GREEN, 5V</text:p>
          </table:table-cell>
          <table:table-cell table:style-name="ce6" office:value-type="currency" office:currency="EUR" office:value="18.15" calcext:value-type="currency">
            <text:p>18,15 €</text:p>
          </table:table-cell>
          <table:table-cell table:style-name="ce8" table:formula="of:=[.F6]*[.D6]" office:value-type="currency" office:currency="EUR" office:value="18.15" calcext:value-type="currency">
            <text:p>18,15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Sleep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931077" calcext:value-type="float">
            <text:p>293107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D PANEL INDICATOR, 12.7MM, BLU, 2VDC </text:p>
          </table:table-cell>
          <table:table-cell table:style-name="ce6" office:value-type="currency" office:currency="EUR" office:value="20.53" calcext:value-type="currency">
            <text:p>20,53 €</text:p>
          </table:table-cell>
          <table:table-cell table:style-name="ce8" table:formula="of:=[.F7]*[.D7]" office:value-type="currency" office:currency="EUR" office:value="20.53" calcext:value-type="currency">
            <text:p>20,53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3648728" calcext:value-type="float">
            <text:p>364872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AO <text:s/>Commutateur à bouton-poussoir, 22.5 mm, Off-(On), Rond, Rouge</text:p>
          </table:table-cell>
          <table:table-cell table:style-name="ce6" office:value-type="currency" office:currency="EUR" office:value="12.74" calcext:value-type="currency">
            <text:p>12,74 €</text:p>
          </table:table-cell>
          <table:table-cell table:style-name="ce8" table:formula="of:=[.F8]*[.D8]" office:value-type="currency" office:currency="EUR" office:value="25.48" calcext:value-type="currency">
            <text:p>25,48 €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RJ45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493562" calcext:value-type="float">
            <text:p>249356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RJR54800F <text:s/>SEALED ETHERNET, RJ45, JACK, 8POS, PANEL </text:p>
          </table:table-cell>
          <table:table-cell table:style-name="ce6" office:value-type="currency" office:currency="EUR" office:value="13.74" calcext:value-type="currency">
            <text:p>13,74 €</text:p>
          </table:table-cell>
          <table:table-cell table:style-name="ce8" table:formula="of:=[.F9]*[.D9]" office:value-type="currency" office:currency="EUR" office:value="13.74" calcext:value-type="currency">
            <text:p>13,74 €</text:p>
          </table:table-cell>
          <table:table-cell table:style-name="ce10" table:number-columns-repeated="101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Nomenclature des composants de la face avant du e-rupteur e-r-wifi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6:25:01.60871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7T16:52:36.550284545</dc:date>
    <meta:editing-duration>PT2H51M5S</meta:editing-duration>
    <meta:editing-cycles>4</meta:editing-cycles>
    <meta:print-date>2023-03-27T16:40:49.017079806</meta:print-date>
    <meta:document-statistic meta:table-count="1" meta:cell-count="63" meta:object-count="0"/>
  </office:meta>
</office:document-meta>
</file>